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7-18" calcext:value-type="date">
            <text:p>18/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8-11" calcext:value-type="date">
            <text:p>11/08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10-17" calcext:value-type="date">
            <text:p>17/10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4]-[.F14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5]-[.F15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6]-[.F16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6])" office:value-type="float" office:value="680" calcext:value-type="float">
            <text:p>68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6:51.238423211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6:51.2408632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6:51.554433575</dc:date>
    <dc:language>pt-PT</dc:language>
    <meta:editing-cycles>618</meta:editing-cycles>
    <meta:editing-duration>P3DT7H44M56S</meta:editing-duration>
    <meta:print-date>2019-12-19T16:27:08.744000000</meta:print-date>
    <meta:document-statistic meta:table-count="1" meta:cell-count="111" meta:object-count="0"/>
    <meta:user-defined meta:name="Info 0"/>
    <meta:user-defined meta:name="Info 1"/>
    <meta:user-defined meta:name="Info 2"/>
    <meta:user-defined meta:name="Info 3"/>
  </office:meta>
</office:document-meta>
</file>